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69.85pt"/>
    </style:style>
    <style:style style:name="co6" style:family="table-column">
      <style:table-column-properties fo:break-before="auto" style:column-width="69.05pt"/>
    </style:style>
    <style:style style:name="co7" style:family="table-column">
      <style:table-column-properties fo:break-before="auto" style:column-width="71.46pt"/>
    </style:style>
    <style:style style:name="co8" style:family="table-column">
      <style:table-column-properties fo:break-before="auto" style:column-width="72.26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6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erformance of benchmark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2" table:number-columns-repeated="4"/>
          <table:table-cell table:style-name="ce11" office:value-type="string" calcext:value-type="string" table:number-columns-spanned="5" table:number-rows-spanned="1">
            <text:p>With 50 million warmup and 200 million simulation instructions, single core</text:p>
          </table:table-cell>
          <table:covered-table-cell table:number-columns-repeated="4"/>
          <table:table-cell table:style-name="ce2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2">
            <text:p>S-no</text:p>
          </table:table-cell>
          <table:table-cell table:style-name="ce3" office:value-type="string" calcext:value-type="string" table:number-columns-spanned="1" table:number-rows-spanned="2">
            <text:p>Trace-File</text:p>
          </table:table-cell>
          <table:table-cell table:style-name="ce3" office:value-type="string" calcext:value-type="string" table:number-columns-spanned="1" table:number-rows-spanned="2">
            <text:p>IPC</text:p>
          </table:table-cell>
          <table:table-cell table:style-name="ce3" office:value-type="string" calcext:value-type="string" table:number-columns-spanned="1" table:number-rows-spanned="2">
            <text:p>CPI</text:p>
          </table:table-cell>
          <table:table-cell table:style-name="ce3" office:value-type="string" calcext:value-type="string" table:number-columns-spanned="1" table:number-rows-spanned="2">
            <text:p>Accuracy(%)</text:p>
          </table:table-cell>
          <table:table-cell table:style-name="ce3" office:value-type="string" calcext:value-type="string" table:number-columns-spanned="7" table:number-rows-spanned="1">
            <text:p>Instructions (%)</text:p>
          </table:table-cell>
          <table:covered-table-cell table:number-columns-repeated="5" table:style-name="ce9"/>
          <table:covered-table-cell table:style-name="ce12"/>
          <table:table-cell table:number-columns-repeated="2"/>
          <table:table-cell table:style-name="ce16" table:number-columns-repeated="15"/>
          <table:table-cell table:number-columns-repeated="995"/>
        </table:table-row>
        <table:table-row table:style-name="ro3">
          <table:covered-table-cell table:number-columns-repeated="5" table:style-name="ce4"/>
          <table:table-cell table:style-name="ce3" office:value-type="string" calcext:value-type="string">
            <text:p>Not Branch</text:p>
          </table:table-cell>
          <table:table-cell table:style-name="ce3" office:value-type="string" calcext:value-type="string">
            <text:p>Direct Jump</text:p>
          </table:table-cell>
          <table:table-cell table:style-name="ce3" office:value-type="string" calcext:value-type="string">
            <text:p>Indirect Jump</text:p>
          </table:table-cell>
          <table:table-cell table:style-name="ce3" office:value-type="string" calcext:value-type="string">
            <text:p>Conditional</text:p>
          </table:table-cell>
          <table:table-cell table:style-name="ce3" office:value-type="string" calcext:value-type="string">
            <text:p>Direct Call</text:p>
          </table:table-cell>
          <table:table-cell table:style-name="ce3" office:value-type="string" calcext:value-type="string">
            <text:p>Indirect Call</text:p>
          </table:table-cell>
          <table:table-cell table:style-name="ce3" office:value-type="string" calcext:value-type="string">
            <text:p>Return Branch</text:p>
          </table:table-cell>
          <table:table-cell table:number-columns-repeated="2"/>
          <table:table-cell table:style-name="ce16" table:number-columns-repeated="15"/>
          <table:table-cell table:number-columns-repeated="995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641.leela_s-1052B.champsimtrace.xz</text:p>
          </table:table-cell>
          <table:table-cell table:style-name="ce5" office:value-type="float" office:value="0.890089" calcext:value-type="float">
            <text:p>0.890089</text:p>
          </table:table-cell>
          <table:table-cell table:style-name="ce10" table:formula="of:=1/[.C5]" office:value-type="float" office:value="1.12348315730225" calcext:value-type="float">
            <text:p>1.12348315730225</text:p>
          </table:table-cell>
          <table:table-cell table:style-name="ce5" office:value-type="float" office:value="93.5558" calcext:value-type="float">
            <text:p>93.5558</text:p>
          </table:table-cell>
          <table:table-cell table:style-name="ce5" office:value-type="float" office:value="83.1851" calcext:value-type="float">
            <text:p>83.1851</text:p>
          </table:table-cell>
          <table:table-cell table:style-name="ce5" office:value-type="float" office:value="0.527346" calcext:value-type="float">
            <text:p>0.527346</text:p>
          </table:table-cell>
          <table:table-cell table:style-name="ce5" office:value-type="float" office:value="0.0007165" calcext:value-type="float">
            <text:p>0.0007165</text:p>
          </table:table-cell>
          <table:table-cell table:style-name="ce5" office:value-type="float" office:value="10.336" calcext:value-type="float">
            <text:p>10.336</text:p>
          </table:table-cell>
          <table:table-cell table:style-name="ce5" office:value-type="float" office:value="2.97531" calcext:value-type="float">
            <text:p>2.9753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97531" calcext:value-type="float">
            <text:p>2.97531</text:p>
          </table:table-cell>
          <table:table-cell table:number-columns-repeated="101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641.leela_s-1083B.champsimtrace.xz</text:p>
          </table:table-cell>
          <table:table-cell table:style-name="ce5" office:value-type="float" office:value="0.664678" calcext:value-type="float">
            <text:p>0.664678</text:p>
          </table:table-cell>
          <table:table-cell table:style-name="ce10" table:formula="of:=1/[.C6]" office:value-type="float" office:value="1.50448788736802" calcext:value-type="float">
            <text:p>1.50448788736802</text:p>
          </table:table-cell>
          <table:table-cell table:style-name="ce5" office:value-type="float" office:value="93.7137" calcext:value-type="float">
            <text:p>93.7137</text:p>
          </table:table-cell>
          <table:table-cell table:style-name="ce5" office:value-type="float" office:value="83.3717" calcext:value-type="float">
            <text:p>83.3717</text:p>
          </table:table-cell>
          <table:table-cell table:style-name="ce5" office:value-type="float" office:value="0.547304" calcext:value-type="float">
            <text:p>0.547304</text:p>
          </table:table-cell>
          <table:table-cell table:style-name="ce5" office:value-type="float" office:value="0.0031045" calcext:value-type="float">
            <text:p>0.0031045</text:p>
          </table:table-cell>
          <table:table-cell table:style-name="ce5" office:value-type="float" office:value="10.3082" calcext:value-type="float">
            <text:p>10.3082</text:p>
          </table:table-cell>
          <table:table-cell table:style-name="ce5" office:value-type="float" office:value="2.88472" calcext:value-type="float">
            <text:p>2.88472</text:p>
          </table:table-cell>
          <table:table-cell table:style-name="ce5" office:value-type="float" office:value="0.000136" calcext:value-type="float">
            <text:p>0.000136</text:p>
          </table:table-cell>
          <table:table-cell table:style-name="ce5" office:value-type="float" office:value="2.88486" calcext:value-type="float">
            <text:p>2.88486</text:p>
          </table:table-cell>
          <table:table-cell table:number-columns-repeated="1012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641.leela_s-149B.champsimtrace.xz</text:p>
          </table:table-cell>
          <table:table-cell table:style-name="ce5" office:value-type="float" office:value="0.876144" calcext:value-type="float">
            <text:p>0.876144</text:p>
          </table:table-cell>
          <table:table-cell table:style-name="ce10" table:formula="of:=1/[.C7]" office:value-type="float" office:value="1.14136488978981" calcext:value-type="float">
            <text:p>1.14136488978981</text:p>
          </table:table-cell>
          <table:table-cell table:style-name="ce5" office:value-type="float" office:value="93.8007" calcext:value-type="float">
            <text:p>93.8007</text:p>
          </table:table-cell>
          <table:table-cell table:style-name="ce5" office:value-type="float" office:value="83.4512" calcext:value-type="float">
            <text:p>83.4512</text:p>
          </table:table-cell>
          <table:table-cell table:style-name="ce5" office:value-type="float" office:value="0.575195" calcext:value-type="float">
            <text:p>0.575195</text:p>
          </table:table-cell>
          <table:table-cell table:style-name="ce5" office:value-type="float" office:value="0.0021045" calcext:value-type="float">
            <text:p>0.0021045</text:p>
          </table:table-cell>
          <table:table-cell table:style-name="ce5" office:value-type="float" office:value="10.2169" calcext:value-type="float">
            <text:p>10.2169</text:p>
          </table:table-cell>
          <table:table-cell table:style-name="ce5" office:value-type="float" office:value="2.87722" calcext:value-type="float">
            <text:p>2.8772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87722" calcext:value-type="float">
            <text:p>2.87722</text:p>
          </table:table-cell>
          <table:table-cell table:number-columns-repeated="1012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641.leela_s-334B.champsimtrace.xz</text:p>
          </table:table-cell>
          <table:table-cell table:style-name="ce5" office:value-type="float" office:value="0.912079" calcext:value-type="float">
            <text:p>0.912079</text:p>
          </table:table-cell>
          <table:table-cell table:style-name="ce10" table:formula="of:=1/[.C8]" office:value-type="float" office:value="1.09639625514895" calcext:value-type="float">
            <text:p>1.09639625514895</text:p>
          </table:table-cell>
          <table:table-cell table:style-name="ce5" office:value-type="float" office:value="95.5335" calcext:value-type="float">
            <text:p>95.5335</text:p>
          </table:table-cell>
          <table:table-cell table:style-name="ce5" office:value-type="float" office:value="82.6222" calcext:value-type="float">
            <text:p>82.6222</text:p>
          </table:table-cell>
          <table:table-cell table:style-name="ce5" office:value-type="float" office:value="0.61292" calcext:value-type="float">
            <text:p>0.61292</text:p>
          </table:table-cell>
          <table:table-cell table:style-name="ce5" office:value-type="float" office:value="0.0038715" calcext:value-type="float">
            <text:p>0.0038715</text:p>
          </table:table-cell>
          <table:table-cell table:style-name="ce5" office:value-type="float" office:value="10.9067" calcext:value-type="float">
            <text:p>10.9067</text:p>
          </table:table-cell>
          <table:table-cell table:style-name="ce5" office:value-type="float" office:value="2.92711" calcext:value-type="float">
            <text:p>2.92711</text:p>
          </table:table-cell>
          <table:table-cell table:style-name="ce15" office:value-type="float" office:value="0.0000115" calcext:value-type="float">
            <text:p>1.15E-05</text:p>
          </table:table-cell>
          <table:table-cell table:style-name="ce5" office:value-type="float" office:value="2.92712" calcext:value-type="float">
            <text:p>2.92712</text:p>
          </table:table-cell>
          <table:table-cell table:number-columns-repeated="1012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641.leela_s-602B.champsimtrace.xz</text:p>
          </table:table-cell>
          <table:table-cell table:style-name="ce5" office:value-type="float" office:value="0.853107" calcext:value-type="float">
            <text:p>0.853107</text:p>
          </table:table-cell>
          <table:table-cell table:style-name="ce10" table:formula="of:=1/[.C9]" office:value-type="float" office:value="1.17218590399563" calcext:value-type="float">
            <text:p>1.17218590399563</text:p>
          </table:table-cell>
          <table:table-cell table:style-name="ce5" office:value-type="float" office:value="94.4731" calcext:value-type="float">
            <text:p>94.4731</text:p>
          </table:table-cell>
          <table:table-cell table:style-name="ce5" office:value-type="float" office:value="82.9796" calcext:value-type="float">
            <text:p>82.9796</text:p>
          </table:table-cell>
          <table:table-cell table:style-name="ce5" office:value-type="float" office:value="0.61983" calcext:value-type="float">
            <text:p>0.61983</text:p>
          </table:table-cell>
          <table:table-cell table:style-name="ce5" office:value-type="float" office:value="0.0034335" calcext:value-type="float">
            <text:p>0.0034335</text:p>
          </table:table-cell>
          <table:table-cell table:style-name="ce5" office:value-type="float" office:value="10.7106" calcext:value-type="float">
            <text:p>10.7106</text:p>
          </table:table-cell>
          <table:table-cell table:style-name="ce5" office:value-type="float" office:value="2.84265" calcext:value-type="float">
            <text:p>2.84265</text:p>
          </table:table-cell>
          <table:table-cell table:style-name="ce5" office:value-type="float" office:value="0.0005245" calcext:value-type="float">
            <text:p>0.0005245</text:p>
          </table:table-cell>
          <table:table-cell table:style-name="ce5" office:value-type="float" office:value="2.84317" calcext:value-type="float">
            <text:p>2.84317</text:p>
          </table:table-cell>
          <table:table-cell table:number-columns-repeated="1012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641.leela_s-800B.champsimtrace.xz</text:p>
          </table:table-cell>
          <table:table-cell table:style-name="ce5" office:value-type="float" office:value="0.852686" calcext:value-type="float">
            <text:p>0.852686</text:p>
          </table:table-cell>
          <table:table-cell table:style-name="ce10" table:formula="of:=1/[.C10]" office:value-type="float" office:value="1.17276465193518" calcext:value-type="float">
            <text:p>1.17276465193518</text:p>
          </table:table-cell>
          <table:table-cell table:style-name="ce5" office:value-type="float" office:value="93.3287" calcext:value-type="float">
            <text:p>93.3287</text:p>
          </table:table-cell>
          <table:table-cell table:style-name="ce5" office:value-type="float" office:value="83.6239" calcext:value-type="float">
            <text:p>83.6239</text:p>
          </table:table-cell>
          <table:table-cell table:style-name="ce5" office:value-type="float" office:value="0.539578" calcext:value-type="float">
            <text:p>0.539578</text:p>
          </table:table-cell>
          <table:table-cell table:style-name="ce5" office:value-type="float" office:value="0.0008215" calcext:value-type="float">
            <text:p>0.0008215</text:p>
          </table:table-cell>
          <table:table-cell table:style-name="ce5" office:value-type="float" office:value="9.95063" calcext:value-type="float">
            <text:p>9.95063</text:p>
          </table:table-cell>
          <table:table-cell table:style-name="ce5" office:value-type="float" office:value="2.94247" calcext:value-type="float">
            <text:p>2.94247</text:p>
          </table:table-cell>
          <table:table-cell table:style-name="ce15" office:value-type="float" office:value="0.0000195" calcext:value-type="float">
            <text:p>1.95E-05</text:p>
          </table:table-cell>
          <table:table-cell table:style-name="ce5" office:value-type="float" office:value="2.94249" calcext:value-type="float">
            <text:p>2.94249</text:p>
          </table:table-cell>
          <table:table-cell table:number-columns-repeated="1012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641.leela_s-862B.champsimtrace.xz</text:p>
          </table:table-cell>
          <table:table-cell table:style-name="ce5" office:value-type="float" office:value="0.873487" calcext:value-type="float">
            <text:p>0.873487</text:p>
          </table:table-cell>
          <table:table-cell table:style-name="ce10" table:formula="of:=1/[.C11]" office:value-type="float" office:value="1.14483672910988" calcext:value-type="float">
            <text:p>1.14483672910988</text:p>
          </table:table-cell>
          <table:table-cell table:style-name="ce5" office:value-type="float" office:value="93.3571" calcext:value-type="float">
            <text:p>93.3571</text:p>
          </table:table-cell>
          <table:table-cell table:style-name="ce5" office:value-type="float" office:value="83.5415" calcext:value-type="float">
            <text:p>83.5415</text:p>
          </table:table-cell>
          <table:table-cell table:style-name="ce5" office:value-type="float" office:value="0.533273" calcext:value-type="float">
            <text:p>0.533273</text:p>
          </table:table-cell>
          <table:table-cell table:style-name="ce5" office:value-type="float" office:value="0.0006535" calcext:value-type="float">
            <text:p>0.0006535</text:p>
          </table:table-cell>
          <table:table-cell table:style-name="ce5" office:value-type="float" office:value="10.0046" calcext:value-type="float">
            <text:p>10.0046</text:p>
          </table:table-cell>
          <table:table-cell table:style-name="ce5" office:value-type="float" office:value="2.95988" calcext:value-type="float">
            <text:p>2.959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.95988" calcext:value-type="float">
            <text:p>2.95988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Geomean</text:p>
          </table:table-cell>
          <table:table-cell table:style-name="ce8" table:formula="of:=GEOMEAN([.C5:.C11])" office:value-type="float" office:value="0.842143240501797" calcext:value-type="float">
            <text:p>0.842143240501797</text:p>
          </table:table-cell>
          <table:table-cell table:style-name="ce8" table:formula="of:=GEOMEAN([.D5:.D11])" office:value-type="float" office:value="1.18744644842621" calcext:value-type="float">
            <text:p>1.18744644842621</text:p>
          </table:table-cell>
          <table:table-cell table:number-columns-repeated="5"/>
          <table:table-cell table:style-name="ce14" office:value-type="string" calcext:value-type="string" table:number-columns-spanned="3" table:number-rows-spanned="1">
            <text:p>http://ix.io/2ctT: Performane of all the traces</text:p>
          </table:table-cell>
          <table:covered-table-cell table:number-columns-repeated="2"/>
          <table:table-cell table:number-columns-repeated="1012"/>
        </table:table-row>
        <table:table-row table:style-name="ro3">
          <table:table-cell table:number-columns-repeated="9"/>
          <table:table-cell table:style-name="ce14" office:value-type="string" calcext:value-type="string" table:number-columns-spanned="3" table:number-rows-spanned="1">
            <text:p>http://ix.io/2ctS: Full description of performance</text:p>
          </table:table-cell>
          <table:covered-table-cell table:number-columns-repeated="2"/>
          <table:table-cell table:number-columns-repeated="1012"/>
        </table:table-row>
        <table:table-row table:style-name="ro5" table:number-rows-repeated="3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4" table:number-rows-spanned="1">
            <text:p>Storage Budget Justification</text:p>
          </table:table-cell>
          <table:covered-table-cell table:number-columns-repeated="2" table:style-name="ce9"/>
          <table:covered-table-cell table:style-name="ce12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Components</text:p>
          </table:table-cell>
          <table:table-cell table:style-name="ce3" office:value-type="string" calcext:value-type="string">
            <text:p>Entries</text:p>
          </table:table-cell>
          <table:table-cell table:style-name="ce3" office:value-type="string" calcext:value-type="string">
            <text:p>Entry size(bit)</text:p>
          </table:table-cell>
          <table:table-cell table:style-name="ce3" office:value-type="string" calcext:value-type="string">
            <text:p>Size(Kb)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Bimodal Table</text:p>
          </table:table-cell>
          <table:table-cell table:style-name="ce5" table:formula="of:=POWER(2;10)" office:value-type="float" office:value="1024" calcext:value-type="float">
            <text:p>102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([.C19]*[.D19])/1024" office:value-type="float" office:value="2" calcext:value-type="float">
            <text:p>2</text:p>
          </table:table-cell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Tage Table-1</text:p>
          </table:table-cell>
          <table:table-cell table:style-name="ce5" table:formula="of:=POWER(2;12)" office:value-type="float" office:value="4096" calcext:value-type="float">
            <text:p>4096</text:p>
          </table:table-cell>
          <table:table-cell table:style-name="ce10" office:value-type="float" office:value="12" calcext:value-type="float">
            <text:p>12</text:p>
          </table:table-cell>
          <table:table-cell table:style-name="ce5" table:formula="of:=([.C20]*[.D20])/1024" office:value-type="float" office:value="48" calcext:value-type="float">
            <text:p>48</text:p>
          </table:table-cell>
          <table:table-cell table:style-name="ce7"/>
          <table:table-cell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2</text:p>
          </table:table-cell>
          <table:table-cell table:style-name="ce5" table:formula="of:=POWER(2;12)" office:value-type="float" office:value="4096" calcext:value-type="float">
            <text:p>4096</text:p>
          </table:table-cell>
          <table:table-cell table:style-name="ce10" office:value-type="float" office:value="13" calcext:value-type="float">
            <text:p>13</text:p>
          </table:table-cell>
          <table:table-cell table:style-name="ce5" table:formula="of:=([.C21]*[.D21])/1024" office:value-type="float" office:value="52" calcext:value-type="float">
            <text:p>52</text:p>
          </table:table-cell>
          <table:table-cell table:number-columns-repeated="2"/>
          <table:table-cell table:style-name="ce13"/>
          <table:table-cell/>
          <table:table-cell table:style-name="ce13" table:number-columns-repeated="8"/>
          <table:table-cell table:number-columns-repeated="1007"/>
        </table:table-row>
        <table:table-row table:style-name="ro3">
          <table:table-cell/>
          <table:table-cell table:style-name="ce5" office:value-type="string" calcext:value-type="string">
            <text:p>Tage Table-3</text:p>
          </table:table-cell>
          <table:table-cell table:style-name="ce5" table:formula="of:=POWER(2;12)" office:value-type="float" office:value="4096" calcext:value-type="float">
            <text:p>4096</text:p>
          </table:table-cell>
          <table:table-cell table:style-name="ce10" office:value-type="float" office:value="13" calcext:value-type="float">
            <text:p>13</text:p>
          </table:table-cell>
          <table:table-cell table:style-name="ce5" table:formula="of:=([.C22]*[.D22])/1024" office:value-type="float" office:value="52" calcext:value-type="float">
            <text:p>5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4</text:p>
          </table:table-cell>
          <table:table-cell table:style-name="ce5" table:formula="of:=POWER(2;12)" office:value-type="float" office:value="4096" calcext:value-type="float">
            <text:p>4096</text:p>
          </table:table-cell>
          <table:table-cell table:style-name="ce10" office:value-type="float" office:value="14" calcext:value-type="float">
            <text:p>14</text:p>
          </table:table-cell>
          <table:table-cell table:style-name="ce5" table:formula="of:=([.C23]*[.D23])/1024" office:value-type="float" office:value="56" calcext:value-type="float">
            <text:p>56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5</text:p>
          </table:table-cell>
          <table:table-cell table:style-name="ce5" table:formula="of:=POWER(2;12)" office:value-type="float" office:value="4096" calcext:value-type="float">
            <text:p>4096</text:p>
          </table:table-cell>
          <table:table-cell table:style-name="ce10" office:value-type="float" office:value="17" calcext:value-type="float">
            <text:p>17</text:p>
          </table:table-cell>
          <table:table-cell table:style-name="ce5" table:formula="of:=([.C24]*[.D24])/1024" office:value-type="float" office:value="68" calcext:value-type="float">
            <text:p>68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6</text:p>
          </table:table-cell>
          <table:table-cell table:style-name="ce5" table:formula="of:=POWER(2;11)" office:value-type="float" office:value="2048" calcext:value-type="float">
            <text:p>2048</text:p>
          </table:table-cell>
          <table:table-cell table:style-name="ce10" office:value-type="float" office:value="17" calcext:value-type="float">
            <text:p>17</text:p>
          </table:table-cell>
          <table:table-cell table:style-name="ce5" table:formula="of:=([.C25]*[.D25])/1024" office:value-type="float" office:value="34" calcext:value-type="float">
            <text:p>34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7</text:p>
          </table:table-cell>
          <table:table-cell table:style-name="ce5" table:formula="of:=POWER(2;11)" office:value-type="float" office:value="2048" calcext:value-type="float">
            <text:p>2048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([.C26]*[.D26])/1024" office:value-type="float" office:value="36" calcext:value-type="float">
            <text:p>36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8</text:p>
          </table:table-cell>
          <table:table-cell table:style-name="ce5" table:formula="of:=POWER(2;11)" office:value-type="float" office:value="2048" calcext:value-type="float">
            <text:p>2048</text:p>
          </table:table-cell>
          <table:table-cell table:style-name="ce10" office:value-type="float" office:value="18" calcext:value-type="float">
            <text:p>18</text:p>
          </table:table-cell>
          <table:table-cell table:style-name="ce5" table:formula="of:=([.C27]*[.D27])/1024" office:value-type="float" office:value="36" calcext:value-type="float">
            <text:p>36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Tage Table-9</text:p>
          </table:table-cell>
          <table:table-cell table:style-name="ce5" table:formula="of:=POWER(2;11)" office:value-type="float" office:value="2048" calcext:value-type="float">
            <text:p>2048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([.C28]*[.D28])/1024" office:value-type="float" office:value="38" calcext:value-type="float">
            <text:p>38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Loop Table</text:p>
          </table:table-cell>
          <table:table-cell table:style-name="ce5" table:formula="of:=POWER(2;8)" office:value-type="float" office:value="256" calcext:value-type="float">
            <text:p>256</text:p>
          </table:table-cell>
          <table:table-cell table:style-name="ce5" office:value-type="float" office:value="46" calcext:value-type="float">
            <text:p>46</text:p>
          </table:table-cell>
          <table:table-cell table:style-name="ce5" table:formula="of:=([.C29]*[.D29])/1024" office:value-type="float" office:value="11.5" calcext:value-type="float">
            <text:p>11.5</text:p>
          </table:table-cell>
          <table:table-cell table:number-columns-repeated="1019"/>
        </table:table-row>
        <table:table-row table:style-name="ro6">
          <table:table-cell/>
          <table:table-cell table:style-name="ce5" office:value-type="string" calcext:value-type="string">
            <text:p>History Table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00" calcext:value-type="float">
            <text:p>500</text:p>
          </table:table-cell>
          <table:table-cell table:style-name="ce5" table:formula="of:=([.C30]*[.D30])/1024" office:value-type="float" office:value="0.48828125" calcext:value-type="float">
            <text:p>0.4882812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Path histor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([.C31]*[.D31])/1024" office:value-type="float" office:value="0.015625" calcext:value-type="float">
            <text:p>0.01562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Clock Regi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([.C32]*[.D32])/1024" office:value-type="float" office:value="0.001953125" calcext:value-type="float">
            <text:p>0.001953125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USE_ON_ALT_NA regist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([.C33]*[.D33])/1024" office:value-type="float" office:value="0.00390625" calcext:value-type="float">
            <text:p>0.00390625</text:p>
          </table:table-cell>
          <table:table-cell table:number-columns-repeated="1019"/>
        </table:table-row>
        <table:table-row table:style-name="ro3">
          <table:table-cell/>
          <table:table-cell table:style-name="ce7"/>
          <table:table-cell/>
          <table:table-cell table:style-name="ce6" office:value-type="string" calcext:value-type="string">
            <text:p>Total</text:p>
          </table:table-cell>
          <table:table-cell table:style-name="ce8" table:formula="of:=SUM([.E19:.E33])" office:value-type="float" office:value="434.009765625" calcext:value-type="float">
            <text:p>434.009765625</text:p>
          </table:table-cell>
          <table:table-cell table:number-columns-repeated="1019"/>
        </table:table-row>
        <table:table-row table:style-name="ro3" table:number-rows-repeated="2">
          <table:table-cell/>
          <table:table-cell table:style-name="ce7"/>
          <table:table-cell table:number-columns-repeated="1022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1" meta:object-count="0"/>
    <meta:generator>LibreOfficeDev/6.0.5.2$Linux_X86_64 LibreOffice_project/</meta:generator>
  </office:meta>
</office:document-meta>
</file>